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8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25" calcext:value-type="currency" table:number-columns-spanned="2" table:number-rows-spanned="2">
            <text:p>$1,32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9-01" calcext:value-type="date">
            <text:p>09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8/03-08/09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8/10-08/16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8/17-08/23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8/24-08/30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8/31-09/06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25" calcext:value-type="currency">
            <text:p>$1,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25" calcext:value-type="currency">
            <text:p>$1,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8-28T20:35:17.078851195</dc:date>
    <meta:editing-duration>PT3H13M48S</meta:editing-duration>
    <meta:editing-cycles>57</meta:editing-cycles>
    <meta:generator>LibreOffice/7.4.7.2$Linux_AARCH64 LibreOffice_project/40$Build-2</meta:generator>
    <meta:document-statistic meta:table-count="1" meta:cell-count="70" meta:object-count="1"/>
  </office:meta>
</office:document-meta>
</file>